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buntu" svg:font-family="Ubuntu" style:font-pitch="variable"/>
  </office:font-face-decls>
  <office:automatic-styles>
    <style:style style:name="P1" style:family="paragraph" style:parent-style-name="Text_20_body">
      <style:text-properties officeooo:paragraph-rsid="00241a1b"/>
    </style:style>
    <style:style style:name="P2" style:family="paragraph" style:parent-style-name="Text_20_body">
      <style:text-properties officeooo:rsid="0024530b" officeooo:paragraph-rsid="0024530b"/>
    </style:style>
    <style:style style:name="P3" style:family="paragraph" style:parent-style-name="Text_20_body">
      <style:text-properties officeooo:rsid="0024a6c4" officeooo:paragraph-rsid="0024a6c4"/>
    </style:style>
    <style:style style:name="P4" style:family="paragraph" style:parent-style-name="Text_20_body">
      <style:text-properties officeooo:rsid="0028af34" officeooo:paragraph-rsid="0028af34"/>
    </style:style>
    <style:style style:name="P5" style:family="paragraph" style:parent-style-name="Text_20_body">
      <style:text-properties officeooo:rsid="002bb13f" officeooo:paragraph-rsid="002bb13f"/>
    </style:style>
    <style:style style:name="P6" style:family="paragraph" style:parent-style-name="Text_20_body">
      <style:text-properties officeooo:rsid="002daf07" officeooo:paragraph-rsid="002daf07"/>
    </style:style>
    <style:style style:name="P7" style:family="paragraph" style:parent-style-name="Text_20_body">
      <style:text-properties officeooo:rsid="0025ff76" officeooo:paragraph-rsid="0025ff76"/>
    </style:style>
    <style:style style:name="P8" style:family="paragraph" style:parent-style-name="Text_20_body">
      <style:text-properties style:font-name="Ubuntu" officeooo:rsid="0025ff76" officeooo:paragraph-rsid="0025ff76"/>
    </style:style>
    <style:style style:name="P9" style:family="paragraph" style:parent-style-name="Text_20_body">
      <style:text-properties style:font-name="Ubuntu" officeooo:rsid="0025ff76" officeooo:paragraph-rsid="0034edd5"/>
    </style:style>
    <style:style style:name="P10" style:family="paragraph" style:parent-style-name="Text_20_body">
      <style:paragraph-properties fo:break-before="page"/>
      <style:text-properties officeooo:rsid="002daf07" officeooo:paragraph-rsid="0034edd5"/>
    </style:style>
    <style:style style:name="P11" style:family="paragraph" style:parent-style-name="Text_20_body">
      <style:text-properties officeooo:rsid="002daf07" officeooo:paragraph-rsid="0034edd5"/>
    </style:style>
    <style:style style:name="P12" style:family="paragraph" style:parent-style-name="Text_20_body">
      <style:text-properties officeooo:rsid="0024530b" officeooo:paragraph-rsid="0034edd5"/>
    </style:style>
    <style:style style:name="P13" style:family="paragraph" style:parent-style-name="Text_20_body">
      <style:text-properties officeooo:rsid="0024a6c4" officeooo:paragraph-rsid="0034edd5"/>
    </style:style>
    <style:style style:name="P14" style:family="paragraph" style:parent-style-name="Text_20_body">
      <style:text-properties officeooo:rsid="0028af34" officeooo:paragraph-rsid="0034edd5"/>
    </style:style>
    <style:style style:name="P15" style:family="paragraph" style:parent-style-name="Text_20_body">
      <style:text-properties officeooo:rsid="002bb13f" officeooo:paragraph-rsid="0034edd5"/>
    </style:style>
    <style:style style:name="P16" style:family="paragraph" style:parent-style-name="Text_20_body">
      <style:text-properties officeooo:paragraph-rsid="0034edd5"/>
    </style:style>
    <style:style style:name="T1" style:family="text">
      <style:text-properties fo:color="#000000" loext:opacity="100%"/>
    </style:style>
    <style:style style:name="T2" style:family="text">
      <style:text-properties fo:color="#000000" loext:opacity="100%" officeooo:rsid="002708df"/>
    </style:style>
    <style:style style:name="T3" style:family="text">
      <style:text-properties fo:color="#000000" loext:opacity="100%" fo:font-style="italic" officeooo:rsid="002708df" style:font-style-asian="italic" style:font-style-complex="italic"/>
    </style:style>
    <style:style style:name="T4" style:family="text">
      <style:text-properties fo:color="#000000" loext:opacity="100%" officeooo:rsid="002daf07"/>
    </style:style>
    <style:style style:name="T5" style:family="text">
      <style:text-properties fo:color="#000000" loext:opacity="100%" officeooo:rsid="002fa2af"/>
    </style:style>
    <style:style style:name="T6" style:family="text">
      <style:text-properties fo:color="#000000" loext:opacity="100%" officeooo:rsid="00307a10"/>
    </style:style>
    <style:style style:name="T7" style:family="text">
      <style:text-properties officeooo:rsid="002daf07"/>
    </style:style>
    <style:style style:name="T8" style:family="text">
      <style:text-properties style:text-position="super 58%"/>
    </style:style>
    <style:style style:name="T9" style:family="text">
      <style:text-properties officeooo:rsid="002fa2af"/>
    </style:style>
    <style:style style:name="T10" style:family="text">
      <style:text-properties officeooo:rsid="00307a10"/>
    </style:style>
    <style:style style:name="T11" style:family="text">
      <style:text-properties officeooo:rsid="0030a609"/>
    </style:style>
    <style:style style:name="T12" style:family="text">
      <style:text-properties officeooo:rsid="00337251"/>
    </style:style>
    <style:style style:name="T13" style:family="text">
      <style:text-properties style:font-name="Ubuntu"/>
    </style:style>
    <style:style style:name="T14" style:family="text">
      <style:text-properties officeooo:rsid="003561ee"/>
    </style:style>
    <style:style style:name="T15" style:family="text">
      <style:text-properties officeooo:rsid="00361019"/>
    </style:style>
    <style:style style:name="T16" style:family="text">
      <style:text-properties fo:color="#c9211e" loext: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start text:name="__DdeLink__393_2686520007"/><text:span text:style-name="T13">1.- Escribe un programa que diga cuál es la última cifra de un número entero introducido por teclado.</text:span><text:bookmark-end text:name="__DdeLink__393_2686520007"/></text:p>
      <text:p text:style-name="P8"><text:bookmark-start text:name="__DdeLink__395_2686520007"/>2.- Programa que lea dos números por teclado y muestr<text:span text:style-name="T12">e</text:span> el resultado de la división del primer número por el segundo. Hay que comprobar que el divisor no puede ser cero.<text:bookmark-end text:name="__DdeLink__395_2686520007"/></text:p>
      <text:p text:style-name="P8"><text:bookmark-start text:name="__DdeLink__397_2686520007"/>3.- Programa Java que lea un número entero por teclado y calcul<text:span text:style-name="T14">e</text:span> si es par o impar.<text:bookmark-end text:name="__DdeLink__397_2686520007"/></text:p>
      <text:p text:style-name="P8"><text:bookmark-start text:name="__DdeLink__399_2686520007"/>4.- Programa en Java que pregunto al usuario “En qué año entró en circulación el euro?”. Si el usuario responde 2002 se mostrará por pantalla el mensaje “CORRECTO”. Si el usuario introduce un año anterior en 2002 se mostrará por pantalla “No, fue después”, y en caso de que introduzca un año posterior mostrará “No, fue antes”.<text:bookmark-end text:name="__DdeLink__399_2686520007"/></text:p>
      <text:p text:style-name="P8"><text:bookmark-start text:name="__DdeLink__401_2686520007"/>5.- Programa en Java que lea un carácter por teclado y comprueb<text:span text:style-name="T15">e</text:span> si es un dígito numérico (cifra entre 0 y 9).<text:bookmark-end text:name="__DdeLink__401_2686520007"/></text:p>
      <text:p text:style-name="P8"><text:bookmark-start text:name="__DdeLink__403_2686520007"/>6.- Pedir una nota de 0 a 10 y mostrarla de la forma: Insuficiente, Suficiente, Bien…<text:bookmark-end text:name="__DdeLink__403_2686520007"/></text:p>
      <text:p text:style-name="P8"><text:span text:style-name="T16">7.- Programa “Adivina el número”. Pedirá al usuario que introduzca un número entero</text:span> entre 1 y 100. Si el valor introducido por el usuario no está en ese rango, tendrá que mostrar un mensaje de error. El número a adivinar es el 26, si el usuario lo acierta se tendrá que mostrar por pantalla “HAS GANADO” mientras que si no lo acierta se mostrará por pantalla “Lo siente, no era ese el número que pensé”.</text:p>
      <text:p text:style-name="P8">8.- Programa que pido por teclado un día de la semana y que diga qué asignatura toca a primera hora ese día.</text:p>
      <text:p text:style-name="P8">9.- Realiza un programa que resuelva una ecuación de segundo grado (del tipo *ax2 +*bx+c = 0).</text:p>
      <text:p text:style-name="P8">10.- Pedir el día, mes y año de una fecha e indicar si la fecha es correcta. Con meses de 28, 30 y 31 días. Sin años *bi<text:span text:style-name="T12">si</text:span>estos.</text:p>
      <text:p text:style-name="P10">1.- Escriu un programa que diga quina és l'última xifra d'un nombre enter introduït per teclat.</text:p>
      <text:p text:style-name="P16"><text:span text:style-name="T7">2</text:span>.- Programa que llija dos <text:span text:style-name="T9">nombres</text:span> per teclat i mostre el resultat de la divisió del primer <text:span text:style-name="T9">nombre</text:span> pel segon. <text:span text:style-name="T9">Cal</text:span> comprovar que el divisor no pot ser zero.</text:p>
      <text:p text:style-name="P16"><text:span text:style-name="T7">3.- </text:span><text:span text:style-name="T1">Programa Java que llija un nombre enter per teclat i calcule si és parell o imparell.</text:span></text:p>
      <text:p text:style-name="P12"><text:span text:style-name="T4">4</text:span><text:span text:style-name="T1">.- </text:span><text:span text:style-name="T2">Programa en Java que pregunte a l'usuari “En qu</text:span><text:span text:style-name="T5">in</text:span><text:span text:style-name="T2"> any va entrar en circulació l'euro?”. Si l'usuari respon </text:span><text:span text:style-name="T3">2002</text:span><text:span text:style-name="T2"> es mostrarà per pantalla el missatge “CORRECTE”. Si l'usuari introdueix un any anterior a 2002 es mostrarà per pantalla “No, va </text:span><text:span text:style-name="T6">ser</text:span><text:span text:style-name="T2"> després”, <text:s/>i en cas que introduïsca un any posterior mostrarà “No, va </text:span><text:span text:style-name="T6">ser</text:span><text:span text:style-name="T2"> abans”.</text:span></text:p>
      <text:p text:style-name="P16"><text:span text:style-name="T7">5.- </text:span>Programa <text:span text:style-name="T10">en J</text:span>ava que llija un caràcter per teclat i comprove si és un dígit numèric (xifra entre 0 i 9).</text:p>
      <text:p text:style-name="P13"><text:span text:style-name="T7">6</text:span>.- Demana<text:span text:style-name="T11">r</text:span> una nota de 0 a 10 i mostrar-la de la forma: Insuficient, Suficient, Bé…</text:p>
      <text:p text:style-name="P14"><text:span text:style-name="T7">7</text:span>.- Programa “Endevina el número”. Demanarà a l'usuari que introduïsca un nombre enter entre 1 i 100. Si el valor introduït per l'usuari no està en <text:span text:style-name="T11">eixe</text:span> rang, haurà de mostrar un missatge d'error. El número a endevinar és el 26, si l'usuari l'encerta s'haurà de mostrar per pantalla “<text:span text:style-name="T11">HAS GUANYAT</text:span>” mentre que si no l'encerta es mostrarà per pantalla “<text:span text:style-name="T11">Ho</text:span> sent, no era <text:span text:style-name="T11">eixe</text:span> el número que vaig pensar”.</text:p>
      <text:p text:style-name="P15"><text:span text:style-name="T7">8</text:span>.- Programa que demane per teclat un dia de la setmana i que diga quina assignatura toca a primera hora <text:span text:style-name="T11">eixe</text:span> dia.</text:p>
      <text:p text:style-name="P11">9.- Realitza un programa que resolga una equació de segon grau (del tipus ax<text:span text:style-name="T8">2</text:span> +bx+c = 0).</text:p>
      <text:p text:style-name="P9"><text:span text:style-name="T7">10</text:span>.- Demanar el dia, mes i any d'una data i indicar si la data és correcta. Amb mesos de 28, 30 i 31 dies. Sense anys <text:span text:style-name="T11">bixes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margin-top="0.092cm" fo:margin-bottom="0cm" style:contextual-spacing="false" fo:text-align="justify" style:justify-single-word="false" fo:orphans="0" fo:widows="0" style:vertical-align="auto">
        <style:tab-stops>
          <style:tab-stop style:position="0.829cm"/>
        </style:tab-stops>
      </style:paragraph-properties>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rfc-language-tag-asian="es-ES-u-co-trad" style:language-asian="es" style:country-asian="ES" style:font-name-complex="Calibri1" style:font-family-complex="Calibri" style:font-family-generic-complex="system"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6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4T10:42:38.229931904</meta:creation-date>
    <dc:date>2025-03-13T12:38:02.344892343</dc:date>
    <meta:editing-duration>PT1H59M51S</meta:editing-duration>
    <meta:editing-cycles>29</meta:editing-cycles>
    <meta:generator>LibreOffice/7.3.7.2$Linux_X86_64 LibreOffice_project/30$Build-2</meta:generator>
    <meta:document-statistic meta:table-count="0" meta:image-count="0" meta:object-count="0" meta:page-count="2" meta:paragraph-count="20" meta:word-count="595" meta:character-count="3195" meta:non-whitespace-character-count="2619"/>
  </office:meta>
</office:document-meta>
</file>